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BLUEPILL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_IN0</text:p>
          </table:table-cell>
          <table:table-cell table:style-name="ce1" office:value-type="string" calcext:value-type="string">
            <text:p>OLED_D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_IN1</text:p>
          </table:table-cell>
          <table:table-cell table:style-name="Default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OLED_S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EBUG_LE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K</text:p>
          </table:table-cell>
          <table:table-cell table:style-name="ce1" office:value-type="string" calcext:value-type="string">
            <text:p>OLED_RS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SCL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SD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OT_ENC_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OT_ENC_B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OT_ENC_SW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S2812_OU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WM_IN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UINO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S2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LED_D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LED_R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LED_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/>
          <table:table-cell office:value-type="string" calcext:value-type="string">
            <text:p>S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5:12:04.211786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4:42.128063151</meta:creation-date>
    <dc:date>2019-05-27T15:36:13.563485095</dc:date>
    <meta:editing-duration>PT1H11M15S</meta:editing-duration>
    <meta:editing-cycles>10</meta:editing-cycles>
    <meta:generator>LibreOffice/6.0.7.3$Linux_X86_64 LibreOffice_project/00m0$Build-3</meta:generator>
    <meta:document-statistic meta:table-count="2" meta:cell-count="66" meta:object-count="0"/>
  </office:meta>
</office:document-meta>
</file>